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751cm" svg:height="11.82cm" svg:x="18.145cm" svg:y="0cm">
            <draw:object draw:notify-on-update-of-ranges="Sheet1.A1:Sheet1.A1 Sheet1.A2:Sheet1.A9 Sheet1.B1:Sheet1.B1 Sheet1.B2:Sheet1.B9 Sheet1.A1:Sheet1.A1 Sheet1.A2:Sheet1.A9 Sheet1.C1:Sheet1.C1 Sheet1.C2:Sheet1.C9 Sheet1.A1:Sheet1.A1 Sheet1.A2:Sheet1.A9 Sheet1.D1:Sheet1.D1 Sheet1.D2:Sheet1.D9 Sheet1.A1:Sheet1.A1 Sheet1.A2:Sheet1.A9 Sheet1.E1:Sheet1.E1 Sheet1.E2:Sheet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503cm" svg:height="10.572cm" svg:x="18.089cm" svg:y="12.086cm">
            <draw:object draw:notify-on-update-of-ranges="Sheet1.A1:Sheet1.A1 Sheet1.A2:Sheet1.A9 Sheet1.B1:Sheet1.B1 Sheet1.B2:Sheet1.B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8.31cm" svg:height="10.837cm" svg:x="18.035cm" svg:y="22.79cm">
            <draw:object draw:notify-on-update-of-ranges="Sheet1.A1:Sheet1.A1 Sheet1.A2:Sheet1.A9 Sheet1.C1:Sheet1.C1 Sheet1.C2:Sheet1.C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8.007cm" svg:height="11.049cm" svg:x="0cm" svg:y="4.516cm">
            <draw:object draw:notify-on-update-of-ranges="Sheet1.A1:Sheet1.A1 Sheet1.A2:Sheet1.A9 Sheet1.D1:Sheet1.D1 Sheet1.D2:Sheet1.D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7.704cm" svg:height="10.492cm" svg:x="0.138cm" svg:y="15.698cm">
            <draw:object draw:notify-on-update-of-ranges="Sheet1.A1:Sheet1.A1 Sheet1.A2:Sheet1.A9 Sheet1.E1:Sheet1.E1 Sheet1.E2:Sheet1.E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Quick</text:p>
          </table:table-cell>
          <table:table-cell office:value-type="string">
            <text:p>Merg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72">
            <text:p>0.7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.48">
            <text:p>4.48</text:p>
          </table:table-cell>
          <table:table-cell office:value-type="float" office:value="1.46">
            <text:p>1.46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7.97">
            <text:p>17.97</text:p>
          </table:table-cell>
          <table:table-cell office:value-type="float" office:value="5.88">
            <text:p>5.88</text:p>
          </table:table-cell>
          <table:table-cell office:value-type="float" office:value="0.01">
            <text:p>0.01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1.74">
            <text:p>71.74</text:p>
          </table:table-cell>
          <table:table-cell office:value-type="float" office:value="23.55">
            <text:p>23.55</text:p>
          </table:table-cell>
          <table:table-cell office:value-type="float" office:value="0.02">
            <text:p>0.02</text:p>
          </table:table-cell>
          <table:table-cell office:value-type="float" office:value="3.43">
            <text:p>3.43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579.81">
            <text:p>2579.81</text:p>
          </table:table-cell>
          <table:table-cell office:value-type="float" office:value="612.13">
            <text:p>612.13</text:p>
          </table:table-cell>
          <table:table-cell office:value-type="float" office:value="3.52">
            <text:p>3.52</text:p>
          </table:table-cell>
          <table:table-cell office:value-type="float" office:value="5.23">
            <text:p>5.2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2:37:12</meta:creation-date>
    <dc:date>2013-02-11T13:06:46</dc:date>
    <meta:editing-duration>PT14M23S</meta:editing-duration>
    <meta:editing-cycles>1</meta:editing-cycles>
    <meta:document-statistic meta:table-count="3" meta:cell-count="45" meta:object-count="5"/>
    <meta:generator>LibreOffice/3.5$Linux_x86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52cm" svg:height="11.821cm" xlink:href=".." xlink:type="simple" chart:class="chart:scatter" chart:style-name="ch1">
        <chart:legend chart:legend-position="end" svg:x="16.085cm" svg:y="4.864cm" style:legend-expansion="high" chart:style-name="ch2"/>
        <chart:plot-area chart:style-name="ch3" table:cell-range-address="Sheet1.A1:Sheet1.E9" chart:data-source-has-labels="row" svg:x="0.659cm" svg:y="0.786cm" svg:width="15.32cm" svg:height="10.886cm">
          <chartooo:coordinate-region svg:x="1.651cm" svg:y="0.985cm" svg:width="13.771cm" svg:height="10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7" chart:values-cell-range-address="Sheet1.C2:Sheet1.C9" chart:label-cell-address="Sheet1.C1:Sheet1.C1" chart:class="chart:scatter">
            <chart:data-point chart:repeated="8"/>
          </chart:series>
          <chart:series chart:style-name="ch8" chart:values-cell-range-address="Sheet1.D2:Sheet1.D9" chart:label-cell-address="Sheet1.D1:Sheet1.D1" chart:class="chart:scatter">
            <chart:data-point chart:repeated="8"/>
          </chart:series>
          <chart:series chart:style-name="ch9" chart:values-cell-range-address="Sheet1.E2:Sheet1.E9" chart:label-cell-address="Sheet1.E1:Sheet1.E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Quick</text:p>
                <draw:g>
                  <svg:desc>Sheet1.D1:Sheet1.D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  <table:table-cell office:value-type="float" office:value="0">
                <text:p>0</text:p>
                <draw:g>
                  <svg:desc>Sheet1.D2:Sheet1.D9</svg:desc>
                </draw:g>
              </table:table-cell>
              <table:table-cell office:value-type="float" office:value="0">
                <text:p>0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4.48">
                <text:p>4.48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7.97">
                <text:p>17.97</text:p>
              </table:table-cell>
              <table:table-cell office:value-type="float" office:value="5.88">
                <text:p>5.88</text:p>
              </table:table-cell>
              <table:table-cell office:value-type="float" office:value="0.01">
                <text:p>0.0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71.74">
                <text:p>71.74</text:p>
              </table:table-cell>
              <table:table-cell office:value-type="float" office:value="23.55">
                <text:p>23.55</text:p>
              </table:table-cell>
              <table:table-cell office:value-type="float" office:value="0.02">
                <text:p>0.0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2579.81">
                <text:p>2579.81</text:p>
              </table:table-cell>
              <table:table-cell office:value-type="float" office:value="612.13">
                <text:p>612.13</text:p>
              </table:table-cell>
              <table:table-cell office:value-type="float" office:value="3.52">
                <text:p>3.52</text:p>
              </table:table-cell>
              <table:table-cell office:value-type="float" office:value="5.23">
                <text:p>5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04cm" svg:height="10.573cm" xlink:href=".." xlink:type="simple" chart:class="chart:line" chart:style-name="ch1">
        <chart:legend chart:legend-position="end" svg:x="16.102cm" svg:y="4.738cm" style:legend-expansion="high" chart:style-name="ch2"/>
        <chart:plot-area chart:style-name="ch3" table:cell-range-address="Sheet1.A1:Sheet1.B9" chart:data-source-has-labels="row" svg:x="0.82cm" svg:y="0.979cm" svg:width="14.542cm" svg:height="8.963cm">
          <chartooo:coordinate-region svg:x="2.182cm" svg:y="1.179cm" svg:width="13.086cm" svg:height="8.1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" chart:label-cell-address="Sheet1.A1:Sheet1.A1" chart:class="chart:line">
            <chart:data-point chart:repeated="8"/>
          </chart:series>
          <chart:series chart:style-name="ch7" chart:values-cell-range-address="Sheet1.B2:Sheet1.B9" chart:label-cell-address="Sheet1.B1:Sheet1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2579.81">
                <text:p>2579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11cm" svg:height="10.838cm" xlink:href=".." xlink:type="simple" chart:class="chart:line" chart:style-name="ch1">
        <chart:legend chart:legend-position="end" svg:x="15.644cm" svg:y="4.871cm" style:legend-expansion="high" chart:style-name="ch2"/>
        <chart:plot-area chart:style-name="ch3" table:cell-range-address="Sheet1.A1:Sheet1.A9 Sheet1.C1:Sheet1.C9" chart:data-source-has-labels="row" svg:x="0.816cm" svg:y="0.999cm" svg:width="14.096cm" svg:height="9.203cm">
          <chartooo:coordinate-region svg:x="2.178cm" svg:y="1.199cm" svg:width="12.64cm" svg:height="8.3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" chart:label-cell-address="Sheet1.A1:Sheet1.A1" chart:class="chart:line">
            <chart:data-point chart:repeated="8"/>
          </chart:series>
          <chart:series chart:style-name="ch7" chart:values-cell-range-address="Sheet1.C2:Sheet1.C9" chart:label-cell-address="Sheet1.C1:Sheet1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612.13">
                <text:p>612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08cm" svg:height="11.05cm" xlink:href=".." xlink:type="simple" chart:class="chart:line" chart:style-name="ch1">
        <chart:legend chart:legend-position="end" svg:x="15.764cm" svg:y="4.977cm" style:legend-expansion="high" chart:style-name="ch2"/>
        <chart:plot-area chart:style-name="ch3" table:cell-range-address="Sheet1.A1:Sheet1.A9 Sheet1.D1:Sheet1.D9" chart:data-source-has-labels="row" svg:x="0.81cm" svg:y="1.019cm" svg:width="14.234cm" svg:height="9.39cm">
          <chartooo:coordinate-region svg:x="2.172cm" svg:y="1.218cm" svg:width="12.778cm" svg:height="8.5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" chart:label-cell-address="Sheet1.A1:Sheet1.A1" chart:class="chart:line">
            <chart:data-point chart:repeated="8"/>
          </chart:series>
          <chart:series chart:style-name="ch7" chart:values-cell-range-address="Sheet1.D2:Sheet1.D9" chart:label-cell-address="Sheet1.D1:Sheet1.D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Quick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3.52">
                <text:p>3.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05cm" svg:height="10.493cm" xlink:href=".." xlink:type="simple" chart:class="chart:line" chart:style-name="ch1">
        <chart:legend chart:legend-position="end" svg:x="15.407cm" svg:y="4.698cm" style:legend-expansion="high" chart:style-name="ch2"/>
        <chart:plot-area chart:style-name="ch3" table:cell-range-address="Sheet1.A1:Sheet1.A9 Sheet1.E1:Sheet1.E9" chart:data-source-has-labels="row" svg:x="0.804cm" svg:y="0.971cm" svg:width="13.896cm" svg:height="8.893cm">
          <chartooo:coordinate-region svg:x="2.166cm" svg:y="1.171cm" svg:width="12.44cm" svg:height="8.0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" chart:label-cell-address="Sheet1.A1:Sheet1.A1" chart:class="chart:line">
            <chart:data-point chart:repeated="8"/>
          </chart:series>
          <chart:series chart:style-name="ch7" chart:values-cell-range-address="Sheet1.E2:Sheet1.E9" chart:label-cell-address="Sheet1.E1:Sheet1.E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">
                <text:p>500000</text:p>
              </table:table-cell>
              <table:table-cell office:value-type="float" office:value="5.23">
                <text:p>5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